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3.768cm" fo:margin-right="0cm" fo:text-indent="1.228cm" style:auto-text-indent="false"/>
    </style:style>
    <style:style style:name="P3" style:family="paragraph" style:parent-style-name="List_20_Paragraph">
      <style:paragraph-properties fo:margin-left="2.519cm" fo:margin-right="0cm" fo:text-indent="1.228cm" style:auto-text-indent="false"/>
    </style:style>
    <style:style style:name="P4" style:family="paragraph" style:parent-style-name="List_20_Paragraph">
      <style:paragraph-properties fo:margin-left="1.27cm" fo:margin-right="0cm" fo:text-indent="1.228cm" style:auto-text-indent="false"/>
    </style:style>
    <style:style style:name="P5" style:family="paragraph" style:parent-style-name="List_20_Paragraph" style:list-style-name="WWNum2"/>
    <style:style style:name="P6" style:family="paragraph" style:parent-style-name="List_20_Paragraph">
      <style:paragraph-properties fo:margin-left="1.27cm" fo:margin-right="0cm" fo:margin-top="0cm" fo:margin-bottom="0.282cm" style:contextual-spacing="true" fo:text-indent="0cm" style:auto-text-indent="false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>
      <style:paragraph-properties fo:margin-left="1.249cm" fo:margin-right="0cm" fo:text-indent="0cm" style:auto-text-indent="false"/>
    </style:style>
    <style:style style:name="P9" style:family="paragraph" style:parent-style-name="Standard">
      <style:text-properties fo:color="#ff0000" loext:opacity="100%"/>
    </style:style>
    <style:style style:name="P10" style:family="paragraph" style:parent-style-name="Standard">
      <style:text-properties officeooo:rsid="0014d980" officeooo:paragraph-rsid="0014d980"/>
    </style:style>
    <style:style style:name="T1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Tipos de datos:</text:p>
      <text:list text:style-name="WWNum1">
        <text:list-item>
          <text:p text:style-name="P1">Int</text:p>
        </text:list-item>
        <text:list-item>
          <text:p text:style-name="P1">Double/float (float para valores menores) gpu videojuego trabaja con floats/quad(cuatro veces mayor)</text:p>
        </text:list-item>
        <text:list-item>
          <text:p text:style-name="P1">Bool</text:p>
        </text:list-item>
        <text:list-item>
          <text:p text:style-name="P1">String</text:p>
        </text:list-item>
        <text:list-item>
          <text:p text:style-name="P1">Void?? No lo mismo que null</text:p>
        </text:list-item>
        <text:list-item>
          <text:p text:style-name="P1">Char</text:p>
        </text:list-item>
      </text:list>
      <text:p text:style-name="List_20_Paragraph"/>
      <text:p text:style-name="List_20_Paragraph"/>
      <text:p text:style-name="List_20_Paragraph">Para estructurar se hacen las cosas en clases (App/Lib/FW…)</text:p>
      <text:p text:style-name="List_20_Paragraph"/>
      <text:p text:style-name="List_20_Paragraph">Clase diseñada con intención de poner funciones o para crear objetos de clase?</text:p>
      <text:p text:style-name="List_20_Paragraph"/>
      <text:p text:style-name="List_20_Paragraph">Dentro clases hay: funciones, atributos, propiedades.. -&gt; atrib, propied, funciones</text:p>
      <text:p text:style-name="List_20_Paragraph"/>
      <text:p text:style-name="List_20_Paragraph">Funcion: serie instrucciones para hacer algo. Pueden ser: </text:p>
      <text:p text:style-name="List_20_Paragraph">Declaracion de variables, int a; string b; </text:p>
      <text:p text:style-name="List_20_Paragraph">Asignaciones, -&gt; a = 7;</text:p>
      <text:p text:style-name="List_20_Paragraph">Condicionales, <text:s/>if ( condición)</text:p>
      <text:p text:style-name="List_20_Paragraph"><text:tab/><text:tab/>{</text:p>
      <text:p text:style-name="P2">}</text:p>
      <text:p text:style-name="P3">[else if</text:p>
      <text:p text:style-name="P2">]</text:p>
      <text:p text:style-name="List_20_Paragraph"/>
      <text:p text:style-name="List_20_Paragraph">Bucles, while/for</text:p>
      <text:p text:style-name="List_20_Paragraph">While: como if si se cumple condición ejecuta lo de dentro, si se cumple vuelve a preguntar y asi</text:p>
      <text:p text:style-name="List_20_Paragraph"><text:s/></text:p>
      <text:p text:style-name="List_20_Paragraph"/>
      <text:p text:style-name="List_20_Paragraph">Ruptura -&gt; break/continue </text:p>
      <text:p text:style-name="List_20_Paragraph">Retornos -&gt; return</text:p>
      <text:p text:style-name="List_20_Paragraph">Invocaciones -&gt; clase.Funcion(p1, p2…)</text:p>
      <text:p text:style-name="List_20_Paragraph"/>
      <text:p text:style-name="List_20_Paragraph">Hacer una función que se le pasen dos números y devuelva el resultado de la suma de esos dos números.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>Public class Functions</text:p>
      <text:p text:style-name="List_20_Paragraph">{</text:p>
      <text:p text:style-name="P4">Public static int SumarNumeros //tipo de dato y nombre de función</text:p>
      <text:p text:style-name="P4">(int n1, int n2)</text:p>
      <text:p text:style-name="P4">{</text:p>
      <text:p text:style-name="P3">return n1 + n2;</text:p>
      <text:p text:style-name="P4">}</text:p>
      <text:p text:style-name="P4"/>
      <text:p text:style-name="P4">// int result;</text:p>
      <text:p text:style-name="P4">//result = n1 + n2;</text:p>
      <text:p text:style-name="Standard"><text:tab/><text:tab/>//return result;</text:p>
      <text:p text:style-name="List_20_Paragraph">}</text:p>
      <text:p text:style-name="List_20_Paragraph"/>
      <text:p text:style-name="List_20_Paragraph">Public class Program</text:p>
      <text:p text:style-name="List_20_Paragraph">{</text:p>
      <text:p text:style-name="List_20_Paragraph"><text:tab/>Public static void Main(String args [])</text:p>
      <text:p text:style-name="List_20_Paragraph"><text:tab/>{</text:p>
      <text:p text:style-name="List_20_Paragraph"><text:tab/><text:tab/>Int a, b;</text:p>
      <text:p text:style-name="List_20_Paragraph"><text:tab/><text:tab/>a = 1;</text:p>
      <text:p text:style-name="List_20_Paragraph"><text:tab/><text:tab/>b = 2;</text:p>
      <text:p text:style-name="List_20_Paragraph"><text:tab/><text:tab/>int r1;</text:p>
      <text:p text:style-name="List_20_Paragraph"><text:tab/><text:tab/>r1 = Functions.SumarNumeros(a, b)</text:p>
      <text:p text:style-name="List_20_Paragraph"><text:tab/><text:tab/>Console.WriteLine(r1)</text:p>
      <text:p text:style-name="List_20_Paragraph"><text:tab/><text:tab/>Int r2;</text:p>
      <text:p text:style-name="List_20_Paragraph"><text:tab/><text:tab/>r2 = Functions.SumarNumero(a + 1, b * 2)</text:p>
      <text:p text:style-name="List_20_Paragraph"><text:tab/><text:tab/>(vuelve a hacer lo mismo con function sumarnumero, pero ahora los resultados de n1 y n2 son 2 y 4</text:p>
      <text:p text:style-name="List_20_Paragraph"><text:tab/><text:tab/>Console.WriteLine(r2); --&gt; 6</text:p>
      <text:p text:style-name="List_20_Paragraph"><text:tab/><text:tab/></text:p>
      <text:p text:style-name="List_20_Paragraph"><text:tab/><text:tab/>R1= 5-Functions.SumarNumero(-a, 7 + b);</text:p>
      <text:p text:style-name="List_20_Paragraph"><text:tab/><text:tab/>Console.WriteLine(r1); -&gt; -3</text:p>
      <text:p text:style-name="List_20_Paragraph"/>
      <text:p text:style-name="List_20_Paragraph"><text:tab/><text:tab/>Int r3;</text:p>
      <text:p text:style-name="List_20_Paragraph"><text:tab/><text:tab/>R3 = Functions.SM(a – 3, F.SN(-1 , b)) - <text:s/>F.SN( 2, F.SN(a*a, b*b));</text:p>
      <text:p text:style-name="List_20_Paragraph"><text:tab/><text:tab/>// R3 = Functions.SM(a – 3, 1)) - <text:s/>F.SN( 2, F.SN(a*a, b*b));</text:p>
      <text:p text:style-name="List_20_Paragraph"><text:tab/><text:tab/>// R3 = -1 - <text:s/>F.SN( 2, F.SN(a*a, b*b));</text:p>
      <text:p text:style-name="List_20_Paragraph"><text:tab/><text:tab/>// R3 = -1 - <text:s/>7</text:p>
      <text:p text:style-name="List_20_Paragraph"><text:tab/><text:tab/>//C.WL(r3)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uncion que le paso dos números enteros y me devuelva el mayor de los dos</text:p>
      <text:p text:style-name="P4"/>
      <text:p text:style-name="P4">Public class Functions</text:p>
      <text:p text:style-name="P4">{</text:p>
      <text:p text:style-name="P4"><text:tab/>Public static int ObtenerMayor(int value1, int value2</text:p>
      <text:p text:style-name="P4"><text:tab/>{</text:p>
      <text:p text:style-name="P4"><text:tab/><text:tab/>If( value1 &gt;= <text:s/>value2)</text:p>
      <text:p text:style-name="P4"><text:tab/><text:tab/>{</text:p>
      <text:p text:style-name="P4"><text:tab/><text:tab/><text:tab/>Return value1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Return value2;</text:p>
      <text:p text:style-name="P4"><text:tab/><text:tab/>}</text:p>
      <text:p text:style-name="P3">}</text:p>
      <text:p text:style-name="P3">----------------------------------------------------------------------------------------------</text:p>
      <text:p text:style-name="List_20_Paragraph">Cuando lo que hay dentro de if o else es una única instrucción, o un cuerpo que no sea función y haya una única instrucción, las llaves no hacen falta.</text:p>
      <text:p text:style-name="List_20_Paragraph"/>
      <text:p text:style-name="P4">Public static int ObtenerMayor(int value1, int value2</text:p>
      <text:p text:style-name="P4"><text:tab/>{</text:p>
      <text:p text:style-name="P4"><text:tab/><text:tab/>If (value1 &gt;= <text:s/>value2)</text:p>
      <text:p text:style-name="P4"><text:tab/><text:tab/><text:tab/>Return value1;</text:p>
      <text:p text:style-name="P4"><text:tab/><text:tab/>Return value2;</text:p>
      <text:p text:style-name="P3">}</text:p>
      <text:p text:style-name="P3"/>
      <text:p text:style-name="P4">Public static int ObtenerMayor(int value1, int value2</text:p>
      <text:p text:style-name="P4"><text:tab/>{</text:p>
      <text:p text:style-name="P4"><text:tab/><text:tab/>Int result;</text:p>
      <text:p text:style-name="P4"><text:tab/><text:tab/>If (value1 &gt;= <text:s/>value2)</text:p>
      <text:p text:style-name="P4"><text:tab/><text:tab/><text:tab/>Result = value1;</text:p>
      <text:p text:style-name="P4"><text:tab/><text:tab/>else</text:p>
      <text:p text:style-name="P4"><text:tab/><text:tab/><text:tab/>Result value2;</text:p>
      <text:p text:style-name="P3">}</text:p>
      <text:p text:style-name="P3">Return resul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ACER UNA FUNCION QUE RECIBA DOS REALES Y DEVUELVA SI EL SEGUNDO REAL ES MAYOR QUE EL PRIMERO</text:p>
      <text:p text:style-name="Standard">Public class Functions </text:p>
      <text:p text:style-name="Standard">{</text:p>
      <text:p text:style-name="Standard"><text:tab/>Public static bool IsSecondParameterGreaterThanFirstParameter(double n1, double n2)</text:p>
      <text:p text:style-name="Standard"><text:tab/>{</text:p>
      <text:p text:style-name="Standard"><text:tab/><text:tab/>If (n1 &lt; n2)</text:p>
      <text:p text:style-name="Standard"><text:tab/><text:tab/><text:tab/>return true;</text:p>
      <text:p text:style-name="Standard"><text:tab/><text:tab/>Else</text:p>
      <text:p text:style-name="Standard"><text:tab/><text:tab/><text:tab/>return false;</text:p>
      <text:p text:style-name="P7">}</text:p>
      <text:p text:style-name="Standard"/>
      <text:p text:style-name="P8">{</text:p>
      <text:p text:style-name="P8"><text:tab/><text:tab/>If (n1 &lt; n2)</text:p>
      <text:p text:style-name="P8"><text:tab/><text:tab/><text:tab/>return true;</text:p>
      <text:p text:style-name="P8"><text:tab/><text:tab/>return false;</text:p>
      <text:p text:style-name="P7">}</text:p>
      <text:p text:style-name="Standard">}</text:p>
      <text:p text:style-name="Standard">*Si una función devuelve un booleano, y esa función es un if else o un if, no se hace de ninguna de las dos maneras. La solución es:</text:p>
      <text:p text:style-name="Standard">Return n1 &lt; n2;</text:p>
      <text:p text:style-name="Standard">&lt;</text:p>
      <text:p text:style-name="Standard">&gt;</text:p>
      <text:p text:style-name="Standard">&lt;=</text:p>
      <text:p text:style-name="Standard">&gt;=</text:p>
      <text:p text:style-name="Standard">== igual</text:p>
      <text:p text:style-name="Standard">¡= distinto</text:p>
      <text:p text:style-name="Standard"/>
      <text:p text:style-name="Standard">% -&gt; 7 % 3 -&gt; 7 |_3</text:p>
      <text:list text:style-name="WWNum2">
        <text:list-item>
          <text:p text:style-name="P5">2</text:p>
        </text:list-item>
      </text:list>
      <text:p text:style-name="Standard"/>
      <text:p text:style-name="Standard"><text:soft-page-break/>Funcion que te diga si un entero es par o no</text:p>
      <text:p text:style-name="Standard">Public class Functions</text:p>
      <text:p text:style-name="Standard">Public static bool IsEven (int a)</text:p>
      <text:p text:style-name="Standard">{</text:p>
      <text:p text:style-name="Standard"><text:tab/>If (a % 2 <text:span text:style-name="T1">== 0</text:span>)</text:p>
      <text:p text:style-name="Standard"><text:tab/>Return true;</text:p>
      <text:p text:style-name="Standard">return false; </text:p>
      <text:p text:style-name="Standard">}</text:p>
      <text:p text:style-name="Standard">{</text:p>
      <text:p text:style-name="Standard"><text:tab/><text:span text:style-name="T1">return a % 2 == 0;</text:span></text:p>
      <text:p text:style-name="Standard">}</text:p>
      <text:p text:style-name="Standard">{</text:p>
      <text:p text:style-name="Standard"><text:tab/><text:span text:style-name="T1">Int r1 = value % 2;</text:span></text:p>
      <text:p text:style-name="Standard"><text:span text:style-name="T1"><text:tab/>return r1 == 0;</text:span></text:p>
      <text:p text:style-name="Standard">}</text:p>
      <text:p text:style-name="Standard">Funcion que te devuelva el mayor de 3 numeros</text:p>
      <text:p text:style-name="Standard">Public class Functions</text:p>
      <text:p text:style-name="Standard">Public static int IsHigher (int a, int b, int c)</text:p>
      <text:p text:style-name="Standard">{</text:p>
      <text:p text:style-name="Standard"><text:tab/>If ((a &gt; b ) || (a &gt; c))</text:p>
      <text:p text:style-name="Standard"><text:tab/><text:tab/>Return a;</text:p>
      <text:p text:style-name="Standard"><text:tab/>Else if ((b &gt; c) || (b &gt; a))</text:p>
      <text:p text:style-name="Standard"><text:tab/><text:tab/>Return b;</text:p>
      <text:p text:style-name="Standard"><text:tab/>Else</text:p>
      <text:p text:style-name="Standard"><text:tab/>Return c;</text:p>
      <text:p text:style-name="Standard">}</text:p>
      <text:p text:style-name="Standard"/>
      <text:p text:style-name="Standard">T || T = T</text:p>
      <text:p text:style-name="Standard">T || F = T</text:p>
      <text:p text:style-name="Standard">F || T = F</text:p>
      <text:p text:style-name="Standard">F || F = F</text:p>
      <text:p text:style-name="Standard"><text:soft-page-break/></text:p>
      <text:p text:style-name="Standard"><text:span text:style-name="T1">If ( n2 &gt;= n1 &amp;&amp; n2 &gt;= n3)</text:span></text:p>
      <text:p text:style-name="Standard"><text:span text:style-name="T1">Return n2;</text:span></text:p>
      <text:p text:style-name="Standard"><text:span text:style-name="T1">If (n3 &gt;= n1 &amp;&amp; n3 &gt;= n2)</text:span></text:p>
      <text:p text:style-name="Standard"><text:span text:style-name="T1">Return n3;</text:span></text:p>
      <text:p text:style-name="Standard"><text:span text:style-name="T1">Return n1;</text:span></text:p>
      <text:p text:style-name="Standard"><text:span text:style-name="T1">------------------------------------------------------------------</text:span></text:p>
      <text:p text:style-name="Standard"><text:span text:style-name="T1">If (n1 &gt; n2)</text:span></text:p>
      <text:p text:style-name="Standard"><text:span text:style-name="T1">{</text:span></text:p>
      <text:p text:style-name="Standard"><text:span text:style-name="T1"><text:tab/>If (n1 &gt; n3)</text:span></text:p>
      <text:p text:style-name="Standard"><text:span text:style-name="T1"><text:tab/><text:tab/>Return n1;</text:span></text:p>
      <text:p text:style-name="Standard"><text:span text:style-name="T1"><text:tab/>Else </text:span></text:p>
      <text:p text:style-name="Standard"><text:span text:style-name="T1"><text:tab/><text:tab/>Return n3;</text:span></text:p>
      <text:p text:style-name="Standard"><text:span text:style-name="T1">Else</text:span></text:p>
      <text:p text:style-name="Standard"><text:span text:style-name="T1">Return n2;</text:span></text:p>
      <text:p text:style-name="Standard"><text:span text:style-name="T1">}</text:span></text:p>
      <text:p text:style-name="P9"/>
      <text:p text:style-name="Standard"><text:span text:style-name="T1">Return M(M(n1, n2), M(n2, n3))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P10"><text:bookmark text:name="_GoBack"/><text:span text:style-name="T1">27/11/23</text:span></text:p>
      <text:p text:style-name="P10"><text:span text:style-name="T1"/></text:p>
      <text:p text:style-name="P10"><text:span text:style-name="T1"><text:s/>//refCount</text:span></text:p>
      <text:p text:style-name="P10"><text:span text:style-name="T1"/></text:p>
      <text:p text:style-name="P10"><text:span text:style-name="T1"><text:s text:c="12"/>//simulacion de una carrera</text:span></text:p>
      <text:p text:style-name="P10"><text:span text:style-name="T1"/></text:p>
      <text:p text:style-name="P10"><text:span text:style-name="T1"><text:s text:c="12"/>//clase runner</text:span></text:p>
      <text:p text:style-name="P10"><text:span text:style-name="T1"/></text:p>
      <text:p text:style-name="P10"><text:span text:style-name="T1"><text:s text:c="12"/>//clase race</text:span></text:p>
      <text:p text:style-name="P10"><text:span text:style-name="T1"><text:s text:c="12"/>//tiene lista de runners -&gt; privada</text:span></text:p>
      <text:p text:style-name="P10"><text:span text:style-name="T1"><text:s text:c="12"/>//List&lt;Runner&gt;? runners</text:span></text:p>
      <text:p text:style-name="P10"><text:span text:style-name="T1"/></text:p>
      <text:p text:style-name="P10"><text:span text:style-name="T1"><text:s text:c="12"/>//si queremos darle la lista a otro: GetList():List&lt;Runner&gt;</text:span></text:p>
      <text:p text:style-name="P10"><text:span text:style-name="T1"/></text:p>
      <text:p text:style-name="P10"><text:span text:style-name="T1"><text:s text:c="12"/>//getlistcount y getlistat</text:span></text:p>
      <text:p text:style-name="P10"><text:span text:style-name="T1"/></text:p>
      <text:p text:style-name="P10"><text:span text:style-name="T1"><text:s text:c="12"/>//GetRunnerCount()int</text:span></text:p>
      <text:p text:style-name="P10"><text:span text:style-name="T1"><text:s text:c="12"/>//GetRunnerAt(int index)Runner</text:span></text:p>
      <text:p text:style-name="P10"><text:span text:style-name="T1"><text:s text:c="12"/>//CreateRunners(int)</text:span></text:p>
      <text:p text:style-name="P10"><text:span text:style-name="T1"><text:s text:c="12"/>//-AddRunner(Runner runner) si es privada puedes no comprobar que sea null no hace falta ya que tengo el control. -&gt; esta deberia ser publica</text:span></text:p>
      <text:p text:style-name="P10"><text:span text:style-name="T1"><text:s text:c="12"/>//AddRunner es importante.</text:span></text:p>
      <text:p text:style-name="P10"><text:span text:style-name="T1"><text:s text:c="13"/></text:span></text:p>
      <text:p text:style-name="P10"><text:span text:style-name="T1"><text:s text:c="12"/>//Buscar un corredor de carrera</text:span></text:p>
      <text:p text:style-name="P10"><text:span text:style-name="T1"><text:s text:c="12"/>//GetRunnerWithName(name):Runner?</text:span></text:p>
      <text:p text:style-name="P10"><text:span text:style-name="T1"/></text:p>
      <text:p text:style-name="P10"><text:span text:style-name="T1"><text:s text:c="12"/>//que primer parametro primero este relacionado con lo que pide la funcion</text:span></text:p>
      <text:p text:style-name="P10"><text:span text:style-name="T1"/></text:p>
      <text:p text:style-name="P10"><text:span text:style-name="T1"><text:s text:c="12"/>//RemoveRunnerAt(int index)</text:span></text:p>
      <text:p text:style-name="P10"><text:span text:style-name="T1"><text:s text:c="12"/>//RemoveRunnerWithName(string name)</text:span></text:p>
      <text:p text:style-name="P10"><text:soft-page-break/><text:span text:style-name="T1"><text:s text:c="12"/>//RemoveAllRunnerWithName()</text:span></text:p>
      <text:p text:style-name="P10"><text:span text:style-name="T1"/></text:p>
      <text:p text:style-name="P10"><text:span text:style-name="T1"><text:s text:c="12"/>//Runner: -age, -name, -velocity, -posicion (distancia desde salida, lo que llevo recorrido)</text:span></text:p>
      <text:p text:style-name="P10"><text:span text:style-name="T1"><text:s text:c="12"/>//-team -&gt; enum</text:span></text:p>
      <text:p text:style-name="P10"><text:span text:style-name="T1"/></text:p>
      <text:p text:style-name="P10"><text:span text:style-name="T1"><text:s text:c="12"/>//Race</text:span></text:p>
      <text:p text:style-name="P10"><text:span text:style-name="T1"><text:s text:c="12"/>//List&lt;Runner&gt; runners</text:span></text:p>
      <text:p text:style-name="P10"><text:span text:style-name="T1"><text:s text:c="12"/>//meta double</text:span></text:p>
      <text:p text:style-name="P10"><text:span text:style-name="T1"/></text:p>
      <text:p text:style-name="P10"><text:span text:style-name="T1"><text:s text:c="12"/>//Simulate() -&gt; posicion le sume velocidad, con un random, o te muevas un random entre <text:s/>y tu velocidad</text:span></text:p>
      <text:p text:style-name="P10"><text:span text:style-name="T1"><text:s text:c="12"/>//GetMostAdvancedRunner():Runner</text:span></text:p>
      <text:p text:style-name="P10"><text:span text:style-name="T1"><text:s text:c="12"/>//GetWinner():Runner? -&gt; si posicion jugador es mayor o igual que meta</text:span></text:p>
      <text:p text:style-name="P10"><text:span text:style-name="T1"/></text:p>
      <text:p text:style-name="P10"><text:span text:style-name="T1"><text:s text:c="12"/>//--&gt; separar funciones de añade -&gt; gets simples en otra clase queda mas limpio</text:span></text:p>
      <text:p text:style-name="P10"><text:span text:style-name="T1"/></text:p>
      <text:p text:style-name="P10"><text:span text:style-name="T1"><text:s text:c="12"/>//clase Queries</text:span></text:p>
      <text:p text:style-name="P10"><text:span text:style-name="T1"><text:s text:c="12"/>//GetWinner(race)</text:span></text:p>
      <text:p text:style-name="P10"><text:span text:style-name="T1"><text:s text:c="12"/>//GetRunnerCountWithTeam(team, Race) -&gt; puede no hacer falta</text:span></text:p>
      <text:p text:style-name="P10"><text:span text:style-name="T1"><text:s text:c="12"/>//GetTeamWinner(Race):team</text:span></text:p>
      <text:p text:style-name="P10"><text:span text:style-name="T1"><text:s text:c="12"/>//for ()</text:span></text:p>
      <text:p text:style-name="P10"><text:span text:style-name="T1"><text:s text:c="12"/>//if (r[i].team = A &amp;&amp; r[i].win) -&gt; o tambien -&gt; r[i]position &lt; meta</text:span></text:p>
      <text:p text:style-name="P10"><text:span text:style-name="T1"><text:s text:c="12"/>//nA++;</text:span></text:p>
      <text:p text:style-name="P10"><text:span text:style-name="T1"><text:s text:c="12"/>//if (nA == nACount)</text:span></text:p>
      <text:p text:style-name="P10"><text:span text:style-name="T1"><text:s text:c="12"/>//returnA;</text:span></text:p>
      <text:p text:style-name="P10"><text:span text:style-name="T1"/></text:p>
      <text:p text:style-name="P10"><text:span text:style-name="T1"><text:s text:c="12"/>//GetTeamInHead():team</text:span></text:p>
      <text:p text:style-name="P10"><text:span text:style-name="T1"><text:s text:c="12"/>//creas tres variables una para cada equipo, reales, las inicializo a 0</text:span></text:p>
      <text:p text:style-name="P10"><text:span text:style-name="T1"/></text:p>
      <text:p text:style-name="P10"><text:span text:style-name="T1"><text:s text:c="12"/>//crear clase equipo para dividir los valores de la lista en los equipos, el que mayor valor tenga o se acerque al final gana. -&gt; o puedo hacer un</text:span></text:p>
      <text:p text:style-name="P10"><text:soft-page-break/><text:span text:style-name="T1"><text:s text:c="12"/>//for solo para hallar el mayor, pero guardando la posicion donde esta el valor mayor</text:span></text:p>
      <text:p text:style-name="P10"><text:span text:style-name="T1"/></text:p>
      <text:p text:style-name="P10"><text:span text:style-name="T1"><text:s text:c="12"/>//papel oculto de la clase race es un arrapper de una lista (envoltorio)</text:span></text:p>
      <text:p text:style-name="P10"><text:span text:style-name="T1"/></text:p>
      <text:p text:style-name="P10"><text:span text:style-name="T1">27/11/23</text:span></text:p>
      <text:p text:style-name="P10"><text:span text:style-name="T1"/></text:p>
      <text:p text:style-name="P10"><text:span text:style-name="T1">//refCount() número de referencias de una variable</text:span></text:p>
      <text:p text:style-name="P10"><text:span text:style-name="T1"><text:s text:c="12"/>// {</text:span></text:p>
      <text:p text:style-name="P10"><text:span text:style-name="T1"/></text:p>
      <text:p text:style-name="P10"><text:span text:style-name="T1"><text:s text:c="12"/>// }</text:span></text:p>
      <text:p text:style-name="P10"><text:span text:style-name="T1"/></text:p>
      <text:p text:style-name="P10"><text:span text:style-name="T1"><text:s text:c="12"/>//clase Runner</text:span></text:p>
      <text:p text:style-name="P10"><text:span text:style-name="T1"><text:s text:c="12"/>//private int age</text:span></text:p>
      <text:p text:style-name="P10"><text:span text:style-name="T1"><text:s text:c="12"/>//private string name</text:span></text:p>
      <text:p text:style-name="P10"><text:span text:style-name="T1"><text:s text:c="12"/>//private double velocity</text:span></text:p>
      <text:p text:style-name="P10"><text:span text:style-name="T1"><text:s text:c="12"/>//private int position</text:span></text:p>
      <text:p text:style-name="P10"><text:span text:style-name="T1"><text:s text:c="12"/>//</text:span></text:p>
      <text:p text:style-name="P10"><text:span text:style-name="T1"><text:s text:c="12"/>//public void Simulate() simula el comportamiento del corredor en la carrera</text:span></text:p>
      <text:p text:style-name="P10"><text:span text:style-name="T1"><text:s text:c="12"/>//public int GetPosition()</text:span></text:p>
      <text:p text:style-name="P10"><text:span text:style-name="T1"/></text:p>
      <text:p text:style-name="P10"><text:span text:style-name="T1"><text:s text:c="12"/>//clase Race</text:span></text:p>
      <text:p text:style-name="P10"><text:span text:style-name="T1"><text:s text:c="12"/>//private List&lt;Runner&gt; runners wrapper</text:span></text:p>
      <text:p text:style-name="P10"><text:span text:style-name="T1"><text:s text:c="12"/>//double meta</text:span></text:p>
      <text:p text:style-name="P10"><text:span text:style-name="T1"><text:s text:c="12"/>//</text:span></text:p>
      <text:p text:style-name="P10"><text:span text:style-name="T1"/></text:p>
      <text:p text:style-name="P10"><text:span text:style-name="T1"><text:s text:c="12"/>//(si es privada nunca va a ser null)(si es pública, debes comprobar que no sea null)</text:span></text:p>
      <text:p text:style-name="P10"><text:span text:style-name="T1"/></text:p>
      <text:p text:style-name="P10"><text:span text:style-name="T1"><text:s text:c="12"/>//public int GetRunnersCount()</text:span></text:p>
      <text:p text:style-name="P10"><text:span text:style-name="T1"><text:s text:c="12"/>//public [string] Runner GetRunnerAt(int index) cuando quiero un corredor, pido un corredor</text:span></text:p>
      <text:p text:style-name="P10"><text:span text:style-name="T1"><text:s text:c="12"/>//public void CreateRunner(int)</text:span></text:p>
      <text:p text:style-name="P10"><text:soft-page-break/><text:span text:style-name="T1"><text:s text:c="12"/>//public void AddRunner(Runner runner)</text:span></text:p>
      <text:p text:style-name="P10"><text:span text:style-name="T1"/></text:p>
      <text:p text:style-name="P10"><text:span text:style-name="T1"><text:s text:c="12"/>//(si es privada nunca va a ser null)(si es pública, debes comprobar que no sea null)</text:span></text:p>
      <text:p text:style-name="P10"><text:span text:style-name="T1"/></text:p>
      <text:p text:style-name="P10"><text:span text:style-name="T1"><text:s text:c="12"/>//public Runner? GetRunnerWithName(string name)</text:span></text:p>
      <text:p text:style-name="P10"><text:span text:style-name="T1"><text:s text:c="12"/>//public RemoveRunnerAt(int index)</text:span></text:p>
      <text:p text:style-name="P10"><text:span text:style-name="T1"><text:s text:c="12"/>//public RemoveRunnerWithName(string name)</text:span></text:p>
      <text:p text:style-name="P10"><text:span text:style-name="T1"><text:s text:c="12"/>//public void Simulate() simula una carrera</text:span></text:p>
      <text:p text:style-name="P10"><text:span text:style-name="T1"><text:s text:c="12"/>//public Runner GetMostAdvancedRunner()</text:span></text:p>
      <text:p text:style-name="P10"><text:span text:style-name="T1"><text:s text:c="12"/>//public Runner? GetWinner()</text:span></text:p>
      <text:p text:style-name="P10"><text:span text:style-name="T1"/></text:p>
      <text:p text:style-name="P10"><text:span text:style-name="T1"><text:s text:c="12"/>//{pensar en como comprobar la distancia de cada uno para mayor precisión}</text:span></text:p>
      <text:p text:style-name="P10"><text:span text:style-name="T1"/></text:p>
      <text:p text:style-name="P10"><text:span text:style-name="T1"><text:s text:c="12"/>//clase Queries</text:span></text:p>
      <text:p text:style-name="P10"><text:span text:style-name="T1"><text:s text:c="12"/>//public void Getwinner(Race race)</text:span></text:p>
      <text:p text:style-name="P10"><text:span text:style-name="T1"><text:s text:c="12"/>//private int nA=0;</text:span></text:p>
      <text:p text:style-name="P10"><text:span text:style-name="T1"><text:s text:c="12"/>//private int nACount=Queries.GetRun(WT(Azul,...));</text:span></text:p>
      <text:p text:style-name="P10"><text:span text:style-name="T1"><text:s text:c="12"/>//private bool HasWin=True;</text:span></text:p>
      <text:p text:style-name="P10"><text:span text:style-name="T1"><text:s text:c="12"/>//</text:span></text:p>
      <text:p text:style-name="P10"><text:span text:style-name="T1"><text:s text:c="12"/>//función que comprueba si un equipo ha ganado(comprueba el número de miembros del grupo, su posición</text:span></text:p>
      <text:p text:style-name="P10"><text:span text:style-name="T1"><text:s text:c="12"/>//public GetRunnerCountWithTeam(Team team, Race race)</text:span></text:p>
      <text:p text:style-name="P10"><text:span text:style-name="T1"><text:s text:c="12"/>//public team GetTeamWinner(Race race)</text:span></text:p>
      <text:p text:style-name="P10"><text:span text:style-name="T1"><text:s text:c="12"/>//public List&lt;Team&gt; Get TeamWinners(Race race)</text:span></text:p>
      <text:p text:style-name="P10"><text:span text:style-name="T1"><text:s text:c="12"/>//{</text:span></text:p>
      <text:p text:style-name="P10"><text:span text:style-name="T1"><text:s text:c="12"/>// <text:s/>for()</text:span></text:p>
      <text:p text:style-name="P10"><text:span text:style-name="T1"><text:s text:c="12"/>// <text:s/>{</text:span></text:p>
      <text:p text:style-name="P10"><text:span text:style-name="T1"><text:s text:c="12"/>// <text:s text:c="5"/>if(r[i].team==A &amp;&amp; {r[i].win()} NoGanador(i))</text:span></text:p>
      <text:p text:style-name="P10"><text:span text:style-name="T1"><text:s text:c="12"/>// <text:s text:c="5"/>{</text:span></text:p>
      <text:p text:style-name="P10"><text:span text:style-name="T1"><text:s text:c="12"/>// <text:s text:c="9"/>haswin=false;</text:span></text:p>
      <text:p text:style-name="P10"><text:span text:style-name="T1"><text:s text:c="12"/>// <text:s text:c="9"/>break;</text:span></text:p>
      <text:p text:style-name="P10"><text:soft-page-break/><text:span text:style-name="T1"><text:s text:c="12"/>//</text:span></text:p>
      <text:p text:style-name="P10"><text:span text:style-name="T1"><text:s text:c="12"/>// <text:s text:c="9"/>*nA++;*</text:span></text:p>
      <text:p text:style-name="P10"><text:span text:style-name="T1"><text:s text:c="12"/>// <text:s text:c="9"/>*if(nA==nACount)*</text:span></text:p>
      <text:p text:style-name="P10"><text:span text:style-name="T1"><text:s text:c="12"/>// <text:s text:c="13"/>*return A;*</text:span></text:p>
      <text:p text:style-name="P10"><text:span text:style-name="T1"><text:s text:c="12"/>// <text:s text:c="5"/>}</text:span></text:p>
      <text:p text:style-name="P10"><text:span text:style-name="T1"><text:s text:c="12"/>// <text:s/>}</text:span></text:p>
      <text:p text:style-name="P10"><text:span text:style-name="T1"><text:s text:c="12"/>//}</text:span></text:p>
      <text:p text:style-name="P10"><text:span text:style-name="T1"><text:s text:c="12"/>//public Team GetTeamInHead()</text:span></text:p>
      <text:p text:style-name="P10"><text:span text:style-name="T1"><text:s text:c="12"/>//creas tres varibles (nA, nB, nC) , reales, y las inicializo a 0</text:span></text:p>
      <text:p text:style-name="P10"><text:span text:style-name="T1"><text:s text:c="12"/>//sumo las posiciones de los jugadores del equipo</text:span></text:p>
      <text:p text:style-name="P10"><text:span text:style-name="T1"><text:s text:c="12"/>//divido la suma por el número de jugadores de cada equipo</text:span></text:p>
      <text:p text:style-name="P10"><text:span text:style-name="T1"><text:s text:c="12"/>//</text:span></text:p>
      <text:p text:style-name="P10"><text:span text:style-name="T1"><text:s text:c="12"/>//creas un objeto en el que metes el equipo y la media de la posicion</text:span></text:p>
      <text:p text:style-name="P10"><text:span text:style-name="T1"><text:s text:c="12"/>//bucle for para añadirlo a una lista de equipos, y luego la ordenas</text:span></text:p>
      <text:p text:style-name="P10"><text:span text:style-name="T1"><text:s text:c="12"/>//</text:span></text:p>
      <text:p text:style-name="P10"><text:span text:style-name="T1"><text:s text:c="12"/>//opción2: recorrer la lista de posición media de equipos para comproibar la mayor media </text:span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14cm" fo:margin-left="2.83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2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9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3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0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4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4:58:00</meta:creation-date>
    <meta:initial-creator>carcarcor</meta:initial-creator>
    <dc:language>es-ES</dc:language>
    <dc:date>2024-04-20T21:11:55.659000000</dc:date>
    <meta:editing-cycles>26</meta:editing-cycles>
    <meta:editing-duration>PT3H45M25S</meta:editing-duration>
    <meta:generator>LibreOffice/7.4.2.3$Windows_X86_64 LibreOffice_project/382eef1f22670f7f4118c8c2dd222ec7ad009daf</meta:generator>
    <meta:document-statistic meta:table-count="0" meta:image-count="0" meta:object-count="0" meta:page-count="11" meta:paragraph-count="270" meta:word-count="1213" meta:character-count="8572" meta:non-whitespace-character-count="6198"/>
    <meta:user-defined meta:name="AppVersion">15.0000</meta:user-defined>
    <meta:user-defined meta:name="Company">IES Mare Nostrum</meta:user-defined>
    <meta:template xlink:type="simple" xlink:actuate="onRequest" xlink:title="Normal.dotm" xlink:href=""/>
  </office:meta>
</office:document-meta>
</file>